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fill="solid" draw:fill-color="#33cc66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pitch="variable" fo:font-size="12pt" style:font-size-asian="12pt" style:font-size-complex="12pt"/>
    </style:style>
    <style:style style:name="P3" style:family="paragraph">
      <style:text-properties fo:font-family="Consolas" style:font-pitch="variable" fo:font-size="13pt" style:font-size-asian="13pt" style:font-size-complex="13pt"/>
    </style:style>
    <style:style style:name="P4" style:family="paragraph">
      <style:text-properties fo:font-family="Consolas" style:font-pitch="variable"/>
    </style:style>
    <style:style style:name="T1" style:family="text">
      <style:text-properties fo:font-family="Consolas" style:font-pitch="variable" fo:font-size="12pt" style:font-size-asian="12pt" style:font-size-complex="12pt"/>
    </style:style>
    <style:style style:name="T2" style:family="text">
      <style:text-properties fo:font-family="Consolas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cm" svg:height="5.5cm" svg:x="4cm" svg:y="10.5cm">
          <text:p/>
        </draw:rect>
        <draw:line draw:style-name="gr2" draw:text-style-name="P1" draw:layer="layout" svg:x1="5.5cm" svg:y1="10.5cm" svg:x2="5.5cm" svg:y2="16cm">
          <text:p/>
        </draw:line>
        <draw:line draw:style-name="gr2" draw:text-style-name="P1" draw:layer="layout" svg:x1="7.1cm" svg:y1="10.5cm" svg:x2="7.1cm" svg:y2="16cm">
          <text:p/>
        </draw:line>
        <draw:line draw:style-name="gr2" draw:text-style-name="P1" draw:layer="layout" svg:x1="8.8cm" svg:y1="10.5cm" svg:x2="8.8cm" svg:y2="16cm">
          <text:p/>
        </draw:line>
        <draw:line draw:style-name="gr2" draw:text-style-name="P1" draw:layer="layout" svg:x1="10.5cm" svg:y1="10.5cm" svg:x2="10.5cm" svg:y2="16cm">
          <text:p/>
        </draw:line>
        <draw:line draw:style-name="gr2" draw:text-style-name="P1" draw:layer="layout" svg:x1="12.3cm" svg:y1="10.5cm" svg:x2="12.3cm" svg:y2="16cm">
          <text:p/>
        </draw:line>
        <draw:line draw:style-name="gr2" draw:text-style-name="P1" draw:layer="layout" svg:x1="14.3cm" svg:y1="10.5cm" svg:x2="14.3cm" svg:y2="16cm">
          <text:p/>
        </draw:line>
        <draw:line draw:style-name="gr2" draw:text-style-name="P1" draw:layer="layout" svg:x1="16.3cm" svg:y1="10.5cm" svg:x2="16.3cm" svg:y2="16cm">
          <text:p/>
        </draw:line>
        <draw:frame draw:style-name="gr3" draw:text-style-name="P2" draw:layer="layout" svg:width="1.899cm" svg:height="0.674cm" draw:transform="rotate (1.56660753658981) translate (4.508cm 14.385cm)">
          <draw:text-box>
            <text:p><text:span text:style-name="T1">Socket</text:span></text:p>
          </draw:text-box>
        </draw:frame>
        <draw:frame draw:style-name="gr3" draw:text-style-name="P2" draw:layer="layout" svg:width="1.899cm" svg:height="0.674cm" draw:transform="rotate (1.56660753658981) translate (6.008cm 14.385cm)">
          <draw:text-box>
            <text:p><text:span text:style-name="T1">Socket</text:span></text:p>
          </draw:text-box>
        </draw:frame>
        <draw:frame draw:style-name="gr3" draw:text-style-name="P2" draw:layer="layout" svg:width="1.899cm" svg:height="0.674cm" draw:transform="rotate (1.56660753658981) translate (7.508cm 14.385cm)">
          <draw:text-box>
            <text:p><text:span text:style-name="T1">Socket</text:span></text:p>
          </draw:text-box>
        </draw:frame>
        <draw:frame draw:style-name="gr3" draw:text-style-name="P2" draw:layer="layout" svg:width="1.899cm" svg:height="0.674cm" draw:transform="rotate (1.56660753658981) translate (10.808cm 14.385cm)">
          <draw:text-box>
            <text:p><text:span text:style-name="T1">Socket</text:span></text:p>
          </draw:text-box>
        </draw:frame>
        <draw:frame draw:style-name="gr3" draw:text-style-name="P2" draw:layer="layout" svg:width="1.899cm" svg:height="0.674cm" draw:transform="rotate (1.56660753658981) translate (12.808cm 14.385cm)">
          <draw:text-box>
            <text:p><text:span text:style-name="T1">Socket</text:span></text:p>
          </draw:text-box>
        </draw:frame>
        <draw:rect draw:style-name="gr4" draw:text-style-name="P1" draw:layer="layout" svg:width="2cm" svg:height="5.5cm" svg:x="14.3cm" svg:y="10.5cm">
          <text:p/>
        </draw:rect>
        <draw:frame draw:style-name="gr3" draw:text-style-name="P2" draw:layer="layout" svg:width="1.899cm" svg:height="0.674cm" draw:transform="rotate (1.56660753658981) translate (14.908cm 14.385cm)">
          <draw:text-box>
            <text:p><text:span text:style-name="T1">Socket</text:span></text:p>
          </draw:text-box>
        </draw:frame>
        <draw:frame draw:style-name="gr3" draw:text-style-name="P2" draw:layer="layout" svg:width="1.899cm" svg:height="0.674cm" draw:transform="rotate (1.56660753658981) translate (16.808cm 14.385cm)">
          <draw:text-box>
            <text:p><text:span text:style-name="T1">Socket</text:span></text:p>
          </draw:text-box>
        </draw:frame>
        <draw:rect draw:style-name="gr5" draw:text-style-name="P1" draw:layer="layout" svg:width="1.7cm" svg:height="5.5cm" svg:x="8.8cm" svg:y="10.5cm">
          <text:p/>
        </draw:rect>
        <draw:frame draw:style-name="gr3" draw:text-style-name="P2" draw:layer="layout" svg:width="1.899cm" svg:height="0.674cm" draw:transform="rotate (1.56660753658981) translate (9.108cm 14.385cm)">
          <draw:text-box>
            <text:p><text:span text:style-name="T1">Socket</text:span></text:p>
          </draw:text-box>
        </draw:frame>
        <draw:custom-shape draw:style-name="gr6" draw:text-style-name="P1" draw:layer="layout" svg:width="1cm" svg:height="14.751cm" draw:transform="rotate (1.57707951210178) translate (3.753cm 17.2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2.868cm" svg:height="1.175cm" svg:x="5.5cm" svg:y="17.5cm">
          <draw:text-box>
            <text:p><text:span text:style-name="T2">Socket file descriptors added to Epoll/Kqueue or </text:span></text:p>
            <text:p><text:span text:style-name="T2"><text:tab/></text:span><text:span text:style-name="T2"><text:tab/></text:span><text:span text:style-name="T2"><text:tab/></text:span><text:span text:style-name="T2">select() watchlist</text:span></text:p>
          </draw:text-box>
        </draw:frame>
        <draw:custom-shape draw:style-name="gr6" draw:text-style-name="P1" draw:id="id1" draw:layer="layout" svg:width="17cm" svg:height="12.5cm" svg:x="2.5cm" svg:y="7.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9.5cm" svg:y1="13.75cm" svg:x2="19.5cm" svg:y2="13.75cm" draw:start-shape="id1" draw:end-shape="id1" svg:d="m19500 13750">
          <text:p/>
        </draw:connector>
        <draw:line draw:style-name="gr8" draw:text-style-name="P1" draw:layer="layout" svg:x1="4.5cm" svg:y1="7.5cm" svg:x2="17.5cm" svg:y2="7.5cm">
          <text:p/>
        </draw:line>
        <draw:line draw:style-name="gr8" draw:text-style-name="P1" draw:layer="layout" svg:x1="17.5cm" svg:y1="20cm" svg:x2="4.5cm" svg:y2="20cm">
          <text:p/>
        </draw:line>
        <draw:frame draw:style-name="gr3" draw:text-style-name="P4" draw:layer="layout" svg:width="5.04cm" svg:height="0.886cm" svg:x="7.959cm" svg:y="7.713cm">
          <draw:text-box>
            <text:p text:style-name="P4">Infinite Lo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emant Kumar</meta:initial-creator>
    <meta:creation-date>2010-03-19T22:05:28</meta:creation-date>
    <dc:date>2010-03-19T22:36:02</dc:date>
    <dc:creator>Hemant Kumar</dc:creator>
    <meta:editing-duration>PT00H00M00S</meta:editing-duration>
    <meta:editing-cycles>1</meta:editing-cycles>
    <meta:document-statistic meta:object-count="25"/>
    <meta:generator>OpenOffice.org/3.1$Unix OpenOffice.org_project/310m19$Build-9420</meta:generator>
  </office:meta>
</office:document-meta>
</file>